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af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ydra -t 4 -l root -P ‘root/Desktop/password.txt 192.168.1.131 s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7:13:17.294999178</meta:creation-date>
    <dc:date>2018-05-18T20:41:08.201618487</dc:date>
    <meta:editing-duration>PT27M40S</meta:editing-duration>
    <meta:editing-cycles>1</meta:editing-cycles>
    <meta:document-statistic meta:table-count="0" meta:image-count="0" meta:object-count="0" meta:page-count="1" meta:paragraph-count="1" meta:word-count="9" meta:character-count="66" meta:non-whitespace-character-count="58"/>
    <meta:generator>LibreOffice/5.1.6.2$Linux_X86_64 LibreOffice_project/10m0$Build-2</meta:generator>
  </office:meta>
</office:document-meta>
</file>